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T2" style:parent-style-name="Standaardalinea-lettertype" style:family="text">
      <style:text-properties style:letter-kerning="false"/>
    </style:style>
    <style:style style:name="T3" style:parent-style-name="Standaardalinea-lettertype" style:family="text">
      <style:text-properties style:letter-kerning="false"/>
    </style:style>
  </office:automatic-styles>
  <office:body>
    <office:text text:use-soft-page-breaks="true">
      <text:p text:style-name="P1"><text:span text:style-name="T2">Voorbeeld pagina(s) voor onderwerpen.</text:span><text:span text:style-name="T3"><text:line-break/></text:span><text:a xlink:href="https://www.nespresso.com/nl/nl/" office:target-frame-name="_top" xlink:show="replace"><text:span text:style-name="Hyperlink">https://www.nespresso.co</text:span><text:bookmark-start text:name="_Hlt160537755"/><text:bookmark-start text:name="_Hlt160537756"/><text:span text:style-name="Hyperlink">m</text:span><text:bookmark-end text:name="_Hlt160537755"/><text:bookmark-end text:name="_Hlt160537756"/><text:span text:style-name="Hyperlink">/nl/nl/</text:span></text:a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ja" style:country-asian="JP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Yu Gothic Light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Yu Gothic Light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Yu Gothic Light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Yu Gothic Light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Yu Gothic Light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Yu Gothic Light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Yu Gothic Light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Standaardalinea-lettertype">
      <style:text-properties fo:color="#467886" style:text-underline-type="single" style:text-underline-style="solid" style:text-underline-width="auto" style:text-underline-mode="continuous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style:style style:name="GevolgdeHyperlink" style:display-name="GevolgdeHyperlink" style:family="text" style:parent-style-name="Standaardalinea-lettertype">
      <style:text-properties fo:color="#96607D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asar Dinc</meta:initial-creator>
    <dc:creator>Yasar Dinc</dc:creator>
    <meta:creation-date>2024-03-05T12:28:00Z</meta:creation-date>
    <dc:date>2024-03-05T12:29:00Z</dc:date>
    <meta:template xlink:href="Normal.dotm" xlink:type="simple"/>
    <meta:editing-cycles>1</meta:editing-cycles>
    <meta:editing-duration>PT60S</meta:editing-duration>
    <meta:document-statistic meta:page-count="1" meta:paragraph-count="1" meta:word-count="18" meta:character-count="118" meta:row-count="1" meta:non-whitespace-character-count="101"/>
  </office:meta>
</office:document-meta>
</file>